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top" style:vertical-rel="baseli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Frame1" text:anchor-type="paragraph" svg:x="1.554cm" svg:y="0.503cm" svg:width="7.946cm" draw:z-index="0"><draw:text-box fo:min-height="2.536cm"><text:p text:style-name="Frame_20_contents">Simple text frame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3" text:anchor-type="as-char" svg:width="6.029cm" draw:z-index="2"><draw:text-box fo:min-height="0.79cm"><text:p text:style-name="Frame_20_contents">Frame bound „as character“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char" svg:width="2cm" draw:z-index="1"><draw:text-box fo:min-height="0.499cm"><text:p text:style-name="Frame_20_contents">Another frame</text:p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1T12:02:52.68</meta:creation-date>
    <meta:document-statistic meta:table-count="0" meta:image-count="0" meta:object-count="0" meta:page-count="1" meta:paragraph-count="4" meta:word-count="10" meta:character-count="57"/>
    <dc:date>2010-09-01T12:04:10.20</dc:date>
    <meta:editing-duration>PT1M17S</meta:editing-duration>
    <meta:editing-cycles>1</meta:editing-cycles>
    <meta:generator>Oracle_Open_Office/3.4$Win32 OpenOffice.org_project/300m85$Build-9515$CWS-vmiklos01</meta:generator>
  </office:meta>
</office:document-meta>
</file>